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85cm"/>
    </style:style>
    <style:style style:name="co9" style:family="table-column">
      <style:table-column-properties fo:break-before="auto" style:column-width="6.267cm"/>
    </style:style>
    <style:style style:name="co10" style:family="table-column">
      <style:table-column-properties fo:break-before="auto" style:column-width="11.994cm"/>
    </style:style>
    <style:style style:name="co11" style:family="table-column">
      <style:table-column-properties fo:break-before="auto" style:column-width="10.467cm"/>
    </style:style>
    <style:style style:name="co12" style:family="table-column">
      <style:table-column-properties fo:break-before="auto" style:column-width="10.594cm"/>
    </style:style>
    <style:style style:name="co13" style:family="table-column">
      <style:table-column-properties fo:break-before="auto" style:column-width="0.919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0.736cm"/>
    </style:style>
    <style:style style:name="co16" style:family="table-column">
      <style:table-column-properties fo:break-before="auto" style:column-width="1.076cm"/>
    </style:style>
    <style:style style:name="co17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paragraph-properties fo:margin-left="0cm"/>
    </style:style>
    <style:style style:name="ce4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/>
    <style:style style:name="ce6" style:family="table-cell" style:parent-style-name="Default">
      <style:text-properties style:font-weight-asian="bold" style:font-weight-complex="bold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tform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::platform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::platform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::explicit platform(cl_platform_id platid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::operator=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::operator cl_platform_id 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::assign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::is_initialize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::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::get_valid_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::get_info(platform_info_t, size_t, void*, size_t*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::get_version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::get_name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::get_vendor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::get_extension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ry_platform_info(platform const&amp;, platform_query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covered-table-cell table:number-columns-repeated="5"/>
          <table:table-cell table:formula="of:=SUM([.G2:.G16])" office:value-type="float" office:value="59" calcext:value-type="float">
            <text:p>59</text:p>
          </table:table-cell>
          <table:table-cell table:formula="of:=4*[.A19]" office:value-type="float" office:value="60" calcext:value-type="float">
            <text:p>60</text:p>
          </table:table-cell>
          <table:table-cell table:style-name="ce5" table:formula="of:=[.G19]/[.H19]" office:value-type="percentage" office:value="0.983333333333333" calcext:value-type="percentage">
            <text:p>98.33%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.hpp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platform_ids(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covered-table-cell/>
          <table:covered-table-cell table:number-columns-repeated="4" table:style-name="ce2"/>
          <table:table-cell table:style-name="Default" table:formula="of:=SUM([.G2:.G6])" office:value-type="float" office:value="19" calcext:value-type="float">
            <text:p>19</text:p>
          </table:table-cell>
          <table:table-cell table:formula="of:=4*[.A9]" office:value-type="float" office:value="20" calcext:value-type="float">
            <text:p>20</text:p>
          </table:table-cell>
          <table:table-cell table:style-name="ce5" table:formula="of:=[.G9]/[.H9]" office:value-type="percentage" office:value="0.95" calcext:value-type="percentage">
            <text:p>95.00%</text:p>
          </table:table-cell>
        </table:table-row>
      </table:table>
      <table:table table:name="device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vice::device() </text:p>
          </table:table-cell>
          <table:table-cell table:number-columns-repeated="4"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::device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::explicit device(cl_device_id devid) 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::operator=(device const&amp; rhs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::explicit operator cl_device_id 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::assign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::is_initialized() const </text:p>
          </table:table-cell>
          <table:table-cell table:number-columns-repeated="4" office:value-type="string" calcext:value-type="string">
            <text:p>✓</text:p>
          </table:table-cell>
          <table:table-cell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::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::get_valid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::get_info(device_info_t, size_t, void*, size_t*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::get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::get_vendor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::get_max_compute_un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::get_max_work_item_dim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::get_max_work_group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::get_max_work_item_siz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::get_preferred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::get_preferred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::get_preferred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::get_preferred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::get_preferred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::get_preferred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::get_max_clock_frequenc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::get_address_b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::get_max_read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::get_max_write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vice::get_max_mem_alloc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ice::get_image2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vice::get_image2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ce::get_image3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vice::get_image3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ice::get_image3d_max_dep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ce::get_image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ice::get_max_paramet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ce::get_max_sampler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vice::get_mem_base_addr_alig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ice::get_min_data_type_align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vice::get_sing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::get_global_mem_cache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vice::get_global_mem_cachelin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ice::get_global_mem_cach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ice::get_glob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ice::get_max_constant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vice::get_max_constant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vice::get_local_mem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ice::get_loc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ice::get_error_correction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vice::get_profiling_timer_resolut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ice::get_endian_litt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vice::get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ice::get_compil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vice::get_execution_capabili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vice::get_queue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ice::get_nam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ice::get_vendo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ice::get_driver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ice::get_profi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ice::get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vice::get_ext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vice::get_platform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vice::get_doub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vice::get_preferred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ice::get_host_unified_memor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ice::get_native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ice::get_native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ice::get_native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ice::get_native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ice::get_native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vice::get_native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vice::get_native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vice::get_opencl_c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vice::get_link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vice::get_built_in_kernel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vice::get_image_max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vice::get_image_max_array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ice::get_parent_device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ce::get_partition_max_sub_devic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vice::get_partition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vice::get_partition_affinity_domai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vice::get_partition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ice::get_reference_cou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vice::get_preferred_interop_user_sync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vice::get_printf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vice::get_image_pitch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vice::get_image_base_address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ice::operator =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vice::operator !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uery_device_info(device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89]=&quot;✓&quot;)+([.D89]=&quot;✓&quot;)+([.E89]=&quot;✓&quot;)+([.F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number-columns-spanned="5" table:number-rows-spanned="2"/>
          <table:covered-table-cell table:number-columns-repeated="4"/>
          <table:table-cell table:style-name="ce7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formula="of:=[.A89]" office:value-type="float" office:value="88" calcext:value-type="float">
            <text:p>88</text:p>
          </table:table-cell>
          <table:covered-table-cell table:number-columns-repeated="5"/>
          <table:table-cell table:style-name="Default" table:formula="of:=SUM([.G2:.G89])" office:value-type="float" office:value="351" calcext:value-type="float">
            <text:p>351</text:p>
          </table:table-cell>
          <table:table-cell table:formula="of:=4*[.A92]" office:value-type="float" office:value="352" calcext:value-type="float">
            <text:p>352</text:p>
          </table:table-cell>
          <table:table-cell table:style-name="ce5" table:formula="of:=[.G92]/[.H92]" office:value-type="percentage" office:value="0.997159090909091" calcext:value-type="percentage">
            <text:p>99.72%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s.hpp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device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device_id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devices(cl_platform_id,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_devices(platform const&amp;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23" calcext:value-type="float">
            <text:p>23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958333333333333" calcext:value-type="percentage">
            <text:p>95.83%</text:p>
          </table:table-cell>
        </table:table-row>
      </table:table>
      <table:table table:name="platform_layer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layer::platform_layer()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layer::get_platform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layer::get_device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layer::get_devices(platform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layer::get_platform(device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ry_platform_layer_info(platform_layer const&amp;, platform_query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18" calcext:value-type="float">
            <text:p>18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75" calcext:value-type="percentage">
            <text:p>75.00%</text:p>
          </table:table-cell>
        </table:table-row>
      </table:table>
      <table:table table:name="context.hpp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::ctx()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::get_valid_ctx()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::context(context_properties const&amp;, devices const&amp;, void(*)(...), void*)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::context(context_properties, device_type_t, void(*)(...), void*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::context(context const&amp;)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::operator=(context const&amp;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::operator==(context const&amp;) const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::operator!=(context const&amp;) const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::assign(context const&amp;)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::is_initialized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::get_info(context_info_t, size_t, void*, size_t*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::get_reference_count(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::get_num_devices() const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::get_devices() const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::get_properties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_context(context_properties const&amp;, devices const&amp;, void(*)(...), void*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covered-table-cell table:number-columns-repeated="5"/>
          <table:table-cell table:formula="of:=SUM([.G2:.G17])" office:value-type="float" office:value="0" calcext:value-type="float">
            <text:p>0</text:p>
          </table:table-cell>
          <table:table-cell table:formula="of:=4*[.A20]" office:value-type="float" office:value="64" calcext:value-type="float">
            <text:p>64</text:p>
          </table:table-cell>
          <table:table-cell table:style-name="ce5" table:formula="of:=[.G20]/[.H20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xt_properties.hpp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properties::context_properties()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_properties::context_properties(context_properties const&amp;)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_properties::context_properties(cl_context_properties const*, size)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_properties::context_properties(std::vector&lt;cl_context_properties&gt; const&amp;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properties::clear()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properties::operator==(context_properties const&amp;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_properties::operator!=(context_properties const&amp;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_properties::assign(context_properties const&amp;)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_properties::assign_array(cl_context_properties const*, size_t)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_properties::has_platform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_properties::has_platform_id(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_properties::has_interop_user_sync(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_properties::platform() const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_properties::platform_id() const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_properties::interop_user_sync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text_properties::set_platform(platform const&amp;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text_properties::set_platform_id(cl_platform_id)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text_properties::set_interop_user_sync(cl_bool)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text_properties::clear_platform_id()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ext_properties::clear_interop_user_sync(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text_properties::array_size() const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ext_properties::fill_array(cl_context_properties*, size_t) const</text:p>
          </table:table-cell>
          <table:table-cell table:style-name="ce1" table:number-columns-repeated="4"/>
          <table:table-cell table:style-name="ce4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3]" office:value-type="float" office:value="22" calcext:value-type="float">
            <text:p>22</text:p>
          </table:table-cell>
          <table:covered-table-cell table:number-columns-repeated="5"/>
          <table:table-cell table:formula="of:=SUM([.G2:.G23])" office:value-type="float" office:value="0" calcext:value-type="float">
            <text:p>0</text:p>
          </table:table-cell>
          <table:table-cell table:formula="of:=4*[.A26]" office:value-type="float" office:value="88" calcext:value-type="float">
            <text:p>88</text:p>
          </table:table-cell>
          <table:table-cell table:style-name="ce5" table:formula="of:=[.G26]/[.H26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partition.hpp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_partition_base::array_size() const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_partition_base::fill_array(cl_device_partition_property*, size_t) const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_partition_base::operator==(device_partition_base const&amp;) const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_partition_base::operator!=(device_partition_base const&amp;) const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_partition_base::cmp() const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_partition&lt;equally&gt;::device_partition(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_partition&lt;equally&gt;::device_partition(unsigned int n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_partition&lt;equally&gt;::array_size() const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_partition&lt;equally&gt;::fill_array(cl_device_partition_property*, size_t) const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_partition&lt;equally&gt;::get_partition_property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_partition&lt;equally&gt;::set_partition_property(unsigned int)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_partition&lt;equally&gt;::cmp(device_partition_base const&amp;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_partition&lt;by_counts&gt;::device_partition()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_partition&lt;by_counts&gt;::device_partition(std::vector&lt;unsigned int&gt; const&amp;)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_partition&lt;by_counts&gt;::array_size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_partition&lt;by_counts&gt;::fill_array(cl_device_partition_property*, size_t) const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_partition&lt;by_counts&gt;::get_partition_property() const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_partition&lt;by_counts&gt;::set_partition_property(std::vector&lt;unsigned int&gt; const&amp;)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_partition&lt;by_counts&gt;::cmp(device_partition_base const&amp;) const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_partition&lt;by_affinity_domain&gt;::device_partition(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_partition&lt;by_affinity_domain&gt;::device_partition(device_affinity_domain_t)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_partition&lt;by_affinity_domain&gt;::array_size() const</text:p>
          </table:table-cell>
          <table:table-cell table:style-name="ce1" table:number-columns-repeated="4"/>
          <table:table-cell table:style-name="ce4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_partition&lt;by_affinity_domain&gt;::fill_array(cl_device_partition_property*, size_t) const</text:p>
          </table:table-cell>
          <table:table-cell table:style-name="ce1" table:number-columns-repeated="4"/>
          <table:table-cell table:style-name="ce4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_partition&lt;by_affinity_domain&gt;::get_partition_property() const</text:p>
          </table:table-cell>
          <table:table-cell table:style-name="ce1" table:number-columns-repeated="4"/>
          <table:table-cell table:style-name="ce4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_partition&lt;by_affinity_domain&gt;::set_partition_property(device_affinity_domain_t)</text:p>
          </table:table-cell>
          <table:table-cell table:style-name="ce1" table:number-columns-repeated="4"/>
          <table:table-cell table:style-name="ce4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_partition&lt;by_affinity_domain&gt;::cmp(device_partition_base const&amp;) const</text:p>
          </table:table-cell>
          <table:table-cell table:style-name="ce1" table:number-columns-repeated="4"/>
          <table:table-cell table:style-name="ce4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7]" office:value-type="float" office:value="26" calcext:value-type="float">
            <text:p>26</text:p>
          </table:table-cell>
          <table:covered-table-cell table:number-columns-repeated="5"/>
          <table:table-cell table:formula="of:=SUM([.G2:.G27])" office:value-type="float" office:value="0" calcext:value-type="float">
            <text:p>0</text:p>
          </table:table-cell>
          <table:table-cell table:formula="of:=4*[.A30]" office:value-type="float" office:value="104" calcext:value-type="float">
            <text:p>104</text:p>
          </table:table-cell>
          <table:table-cell table:style-name="ce5" table:formula="of:=[.G30]/[.H30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7" table:number-columns-repeated="1020" table:default-cell-style-name="Default"/>
        <table:table-row table:style-name="ro1">
          <table:table-cell table:style-name="Heading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20"/>
        </table:table-row>
        <table:table-row table:style-name="ro1">
          <table:table-cell office:value-type="string" calcext:value-type="string">
            <text:p>platform.hpp</text:p>
          </table:table-cell>
          <table:table-cell table:formula="of:=[$'platform.hpp'.G19]" office:value-type="float" office:value="59" calcext:value-type="float">
            <text:p>59</text:p>
          </table:table-cell>
          <table:table-cell table:formula="of:=[$'platform.hpp'.H19]" office:value-type="float" office:value="60" calcext:value-type="float">
            <text:p>60</text:p>
          </table:table-cell>
          <table:table-cell table:formula="of:=[$'platform.hpp'.I19]" office:value-type="percentage" office:value="0.983333333333333" calcext:value-type="percentage">
            <text:p>98.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s.hpp</text:p>
          </table:table-cell>
          <table:table-cell table:formula="of:=[$'platforms.hpp'.G9]" office:value-type="float" office:value="19" calcext:value-type="float">
            <text:p>19</text:p>
          </table:table-cell>
          <table:table-cell table:formula="of:=[$'platforms.hpp'.H9]" office:value-type="float" office:value="20" calcext:value-type="float">
            <text:p>20</text:p>
          </table:table-cell>
          <table:table-cell table:formula="of:=[$'platforms.hpp'.I9]" office:value-type="percentage" office:value="0.95" calcext:value-type="percentage">
            <text:p>9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.hpp</text:p>
          </table:table-cell>
          <table:table-cell table:formula="of:=[$'device.hpp'.G92]" office:value-type="float" office:value="351" calcext:value-type="float">
            <text:p>351</text:p>
          </table:table-cell>
          <table:table-cell table:formula="of:=[$'device.hpp'.H92]" office:value-type="float" office:value="352" calcext:value-type="float">
            <text:p>352</text:p>
          </table:table-cell>
          <table:table-cell table:formula="of:=[$'device.hpp'.I92]" office:value-type="percentage" office:value="0.997159090909091" calcext:value-type="percentage">
            <text:p>99.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s.hpp</text:p>
          </table:table-cell>
          <table:table-cell table:formula="of:=[$'devices.hpp'.G10]" office:value-type="float" office:value="23" calcext:value-type="float">
            <text:p>23</text:p>
          </table:table-cell>
          <table:table-cell table:formula="of:=[$'devices.hpp'.H10]" office:value-type="float" office:value="24" calcext:value-type="float">
            <text:p>24</text:p>
          </table:table-cell>
          <table:table-cell table:formula="of:=[$'devices.hpp'.I10]" office:value-type="percentage" office:value="0.958333333333333" calcext:value-type="percentage">
            <text:p>95.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_layer.hpp</text:p>
          </table:table-cell>
          <table:table-cell table:formula="of:=[$'platform_layer.hpp'.G10]" office:value-type="float" office:value="18" calcext:value-type="float">
            <text:p>18</text:p>
          </table:table-cell>
          <table:table-cell table:formula="of:=[$'platform_layer.hpp'.H10]" office:value-type="float" office:value="24" calcext:value-type="float">
            <text:p>24</text:p>
          </table:table-cell>
          <table:table-cell table:formula="of:=[$'platform_layer.hpp'.I10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.hpp</text:p>
          </table:table-cell>
          <table:table-cell table:formula="of:=[$'context.hpp'.G20]" office:value-type="float" office:value="0" calcext:value-type="float">
            <text:p>0</text:p>
          </table:table-cell>
          <table:table-cell table:formula="of:=[$'context.hpp'.H20]" office:value-type="float" office:value="64" calcext:value-type="float">
            <text:p>64</text:p>
          </table:table-cell>
          <table:table-cell table:formula="of:=[$'context.hpp'.I20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_properties.hpp</text:p>
          </table:table-cell>
          <table:table-cell table:formula="of:=[$'context_properties.hpp'.G26]" office:value-type="float" office:value="0" calcext:value-type="float">
            <text:p>0</text:p>
          </table:table-cell>
          <table:table-cell table:formula="of:=[$'context_properties.hpp'.H26]" office:value-type="float" office:value="88" calcext:value-type="float">
            <text:p>88</text:p>
          </table:table-cell>
          <table:table-cell table:formula="of:=[$'context_properties.hpp'.I26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_partition.hpp</text:p>
          </table:table-cell>
          <table:table-cell table:formula="of:=[$'device_partition.hpp'.G30]" office:value-type="float" office:value="0" calcext:value-type="float">
            <text:p>0</text:p>
          </table:table-cell>
          <table:table-cell table:formula="of:=[$'device_partition.hpp'.H30]" office:value-type="float" office:value="104" calcext:value-type="float">
            <text:p>104</text:p>
          </table:table-cell>
          <table:table-cell table:formula="of:=[$'device_partition.hpp'.I30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470" calcext:value-type="float">
            <text:p>470</text:p>
          </table:table-cell>
          <table:table-cell table:formula="of:=SUM([.C2:.C9])" office:value-type="float" office:value="736" calcext:value-type="float">
            <text:p>736</text:p>
          </table:table-cell>
          <table:table-cell table:formula="of:=[.B10]/[.C10]" office:value-type="percentage" office:value="0.638586956521739" calcext:value-type="percentage">
            <text:p>63.86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0:35:18.4312828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3T01:11:21.918827383</dc:date>
    <dc:creator>Paweł Tomulik</dc:creator>
    <meta:editing-duration>PT6H2M31S</meta:editing-duration>
    <meta:editing-cycles>120</meta:editing-cycles>
    <meta:generator>LibreOffice/4.3.3.2$Linux_X86_64 LibreOffice_project/430m0$Build-2</meta:generator>
    <meta:document-statistic meta:table-count="9" meta:cell-count="1189" meta:object-count="0"/>
  </office:meta>
</office:document-meta>
</file>